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724" officeooo:paragraph-rsid="001ad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5</text:p>
      <text:p text:style-name="P1">Latencia: 101800-1600 = 100200ns.</text:p>
      <text:p text:style-name="P1">Tasa de salida de datos: (cantidad de bits)/(intervalo de tiempo) = (6*3)/(104800-104200) = 0.03bits/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23:00:43.674304463</meta:creation-date>
    <dc:date>2020-11-18T23:08:43.948594107</dc:date>
    <meta:editing-duration>PT8M3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3" meta:word-count="20" meta:character-count="144" meta:non-whitespace-character-count="127"/>
  </office:meta>
</office:document-meta>
</file>